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ManagerFactoryUtilsTests.testDoGetEntit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tityManagerFactoryUtilsTests.testDoGetEntityManagerWithT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ntityManagerFactoryUtilsTests.testConvertJpaPersistenc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ntityManagerFactoryUtilsTests.testTranslatesIllegalStat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tityManagerFactoryUtilsTests.testDoesNotTranslateUnfamilia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ityManagerFactoryUtilsTests.testTranslatesIllegalArgu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